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fo:font-weight="normal" style:font-weight-asian="normal" style:font-weight-complex="normal"/>
    </style:style>
    <style:style style:name="P3" style:family="paragraph" style:parent-style-name="Standard"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5" style:family="paragraph" style:parent-style-name="Standard">
      <style:text-properties fo:language="pl" fo:country="PL" fo:font-weight="bold" officeooo:paragraph-rsid="0025d7e0" style:font-weight-asian="bold" style:font-weight-complex="bold"/>
    </style:style>
    <style:style style:name="P6" style:family="paragraph" style:parent-style-name="Standard">
      <style:text-properties fo:language="pl" fo:country="PL" officeooo:rsid="00184ce8" officeooo:paragraph-rsid="00184ce8"/>
    </style:style>
    <style:style style:name="P7" style:family="paragraph" style:parent-style-name="Standard">
      <style:text-properties fo:language="pl" fo:country="PL" style:text-underline-style="none" fo:font-weight="bold" officeooo:rsid="0022cf88" officeooo:paragraph-rsid="0022cf88" style:font-weight-asian="bold" style:font-weight-complex="bold"/>
    </style:style>
    <style:style style:name="P8" style:family="paragraph" style:parent-style-name="Standard">
      <style:text-properties fo:font-size="10pt" fo:language="pl" fo:country="PL" fo:font-weight="bold" officeooo:paragraph-rsid="00184ce8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language="pl" fo:country="PL" officeooo:rsid="001c8ca5" officeooo:paragraph-rsid="001c8ca5"/>
    </style:style>
    <style:style style:name="P10" style:family="paragraph" style:parent-style-name="Standard">
      <style:text-properties fo:language="pl" fo:country="PL" fo:font-weight="normal" style:font-weight-asian="normal" style:font-weight-complex="normal"/>
    </style:style>
    <style:style style:name="P11" style:family="paragraph" style:parent-style-name="Standard" style:list-style-name="L1">
      <style:text-properties fo:language="pl" fo:country="PL" fo:font-weight="normal" style:font-weight-asian="normal" style:font-weight-complex="normal"/>
    </style:style>
    <style:style style:name="P12" style:family="paragraph" style:parent-style-name="Standard" style:list-style-name="L1">
      <style:text-properties fo:language="pl" fo:country="PL" fo:font-weight="normal" officeooo:rsid="001e4495" officeooo:paragraph-rsid="00216c8b" style:font-weight-asian="normal" style:font-weight-complex="normal"/>
    </style:style>
    <style:style style:name="P13" style:family="paragraph" style:parent-style-name="Standard" style:list-style-name="L1">
      <style:text-properties fo:language="pl" fo:country="PL" fo:font-weight="normal" officeooo:rsid="0020739b" officeooo:paragraph-rsid="00216c8b" style:font-weight-asian="normal" style:font-weight-complex="normal"/>
    </style:style>
    <style:style style:name="P14" style:family="paragraph" style:parent-style-name="Standard" style:list-style-name="L1">
      <style:text-properties fo:language="pl" fo:country="PL" fo:font-weight="normal" officeooo:rsid="00216c8b" officeooo:paragraph-rsid="00216c8b" style:font-weight-asian="normal" style:font-weight-complex="normal"/>
    </style:style>
    <style:style style:name="P15" style:family="paragraph" style:parent-style-name="Standard" style:list-style-name="L2">
      <style:text-properties fo:language="pl" fo:country="PL" fo:font-weight="bold" officeooo:paragraph-rsid="00245898" style:font-weight-asian="bold" style:font-weight-complex="bold"/>
    </style:style>
    <style:style style:name="P16" style:family="paragraph" style:parent-style-name="Standard">
      <style:text-properties fo:language="pl" fo:country="PL" fo:font-weight="bold" officeooo:paragraph-rsid="0025d7e0" style:font-weight-asian="bold" style:font-weight-complex="bold"/>
    </style:style>
    <style:style style:name="P17" style:family="paragraph" style:parent-style-name="Standard" style:list-style-name="L2">
      <style:text-properties fo:font-weight="bold" officeooo:paragraph-rsid="00225e8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4ce8" style:font-weight-asian="normal" style:font-weight-complex="normal"/>
    </style:style>
    <style:style style:name="T3" style:family="text">
      <style:text-properties fo:font-weight="normal" officeooo:rsid="00245898" style:font-weight-asian="normal" style:font-weight-complex="normal"/>
    </style:style>
    <style:style style:name="T4" style:family="text">
      <style:text-properties fo:font-weight="normal" officeooo:rsid="0025d7e0" style:font-weight-asian="normal" style:font-weight-complex="normal"/>
    </style:style>
    <style:style style:name="T5" style:family="text">
      <style:text-properties fo:font-weight="normal" officeooo:rsid="00318c97" style:font-weight-asian="normal" style:font-weight-complex="normal"/>
    </style:style>
    <style:style style:name="T6" style:family="text">
      <style:text-properties fo:font-weight="normal" officeooo:rsid="00343ef1" style:font-weight-asian="normal" style:font-weight-complex="normal"/>
    </style:style>
    <style:style style:name="T7" style:family="text">
      <style:text-properties officeooo:rsid="0017934a"/>
    </style:style>
    <style:style style:name="T8" style:family="text">
      <style:text-properties officeooo:rsid="0017dee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1b4850"/>
    </style:style>
    <style:style style:name="T11" style:family="text">
      <style:text-properties officeooo:rsid="001ce6a9"/>
    </style:style>
    <style:style style:name="T12" style:family="text">
      <style:text-properties fo:language="pl" fo:country="PL" fo:font-weight="normal" style:font-weight-asian="normal" style:font-weight-complex="normal"/>
    </style:style>
    <style:style style:name="T13" style:family="text">
      <style:text-properties fo:language="pl" fo:country="PL" fo:font-weight="normal" officeooo:rsid="00225e8d" style:font-weight-asian="normal" style:font-weight-complex="normal"/>
    </style:style>
    <style:style style:name="T14" style:family="text">
      <style:text-properties fo:language="pl" fo:country="PL" officeooo:rsid="00225e8d"/>
    </style:style>
    <style:style style:name="T15" style:family="text">
      <style:text-properties officeooo:rsid="001f3441"/>
    </style:style>
    <style:style style:name="T16" style:family="text">
      <style:text-properties officeooo:rsid="0020739b"/>
    </style:style>
    <style:style style:name="T17" style:family="text">
      <style:text-properties officeooo:rsid="00225e8d"/>
    </style:style>
    <style:style style:name="T18" style:family="text">
      <style:text-properties officeooo:rsid="00267baf"/>
    </style:style>
    <style:style style:name="T19" style:family="text">
      <style:text-properties officeooo:rsid="002bd8ba"/>
    </style:style>
    <style:style style:name="T20" style:family="text">
      <style:text-properties officeooo:rsid="002cdae8"/>
    </style:style>
    <style:style style:name="T21" style:family="text">
      <style:text-properties officeooo:rsid="002ebbff"/>
    </style:style>
    <style:style style:name="T22" style:family="text">
      <style:text-properties officeooo:rsid="00318c97"/>
    </style:style>
    <style:style style:name="T23" style:family="text">
      <style:text-properties officeooo:rsid="0031e19e"/>
    </style:style>
    <style:style style:name="T24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: Mateusz Findeisen</text:p>
      <text:p text:style-name="P2">Grupa: 1I3</text:p>
      <text:p text:style-name="P2">Zadanie: <text:span text:style-name="T7">2.11</text:span>, projekt <text:span text:style-name="T7">2</text:span></text:p>
      <text:p text:style-name="P2">Data: <text:span text:style-name="T8">3.01</text:span>.201<text:span text:style-name="T8">7</text:span>r.</text:p>
      <text:p text:style-name="P3"/>
      <text:p text:style-name="P4">DOKUMENTACJA</text:p>
      <text:p text:style-name="P1"/>
      <text:p text:style-name="P3">Cel programu:</text:p>
      <text:p text:style-name="P6">Program służy do dodaw<text:span text:style-name="T18">a</text:span>nia<text:span text:style-name="T24">*</text:span> dowo<text:span text:style-name="T15">l</text:span>nej <text:span text:style-name="T15">ilości </text:span>liczb zespolonych zapisanych w postaci kanonicznej <text:span text:style-name="T10">lub</text:span> wykładniczej</text:p>
      <text:p text:style-name="P1"/>
      <text:p text:style-name="P3">Sposób użycia programu:</text:p>
      <text:list xml:id="list3287584215625193042" text:style-name="L1">
        <text:list-item>
          <text:p text:style-name="P9">Program działa w trybie konsoli, aby uruchomić, należy wpisać komendę 'make' a następnie './2.11.o'</text:p>
        </text:list-item>
        <text:list-item>
          <text:p text:style-name="P11">Program poprosi o podanie <text:span text:style-name="T11">ilości liczb którą chcemy zsumować. </text:span></text:p>
        </text:list-item>
        <text:list-item>
          <text:p text:style-name="P12">Następnie należy podać te liczby w formacie A+Bj lub Aexp(Bjpi)<text:line-break/>-<text:tab/>A+Bj – program przyjmuje wartości rzeczywiste, można nie podać którejś z liczb A lub B. <text:span text:style-name="T17">D</text:span>la A-j program zadziała tak samo, jak <text:span text:style-name="T17">dla </text:span>A-1j<text:line-break/>-<text:tab/>Aexp(Bjpi) – program przyjmuje wartości rzeczywiste, przy czym A musi być <text:span text:style-name="T19">zarazem</text:span> nieujemne. <text:span text:style-name="T16">B jest liczbą, którą pomnożymy przez pi (np. dla pi/4 można wpisać B = 0.25).<text:line-break/>Dla 1exp(1jpi) program zadziała tak samo, jak dla 1exp(jpi)</text:span></text:p>
        </text:list-item>
        <text:list-item>
          <text:p text:style-name="P13">Po wpisaniu wszystkich liczb poprawnie program <text:span text:style-name="T20">wyświetli</text:span> wynik w obu postaciach: <text:span text:style-name="T21">kanonicznej i wykładniczej.</text:span></text:p>
        </text:list-item>
        <text:list-item>
          <text:p text:style-name="P14">Przy jakimkolwiek błędzie przy wpisywaniu, program natychmiast zakończy <text:span text:style-name="T22">działanie,</text:span> zaznaczając, w którym miejscu to co napisał użytkownik nie zgadza się z tym czego spodziewał się program.</text:p>
        </text:list-item>
      </text:list>
      <text:p text:style-name="P2"/>
      <text:p text:style-name="P7">UWAGA<text:span text:style-name="T1"> </text:span><text:span text:style-name="T5">w</text:span><text:span text:style-name="T1"> postaci wykładniczej dla A=1 trzeba wpisać 1exp(...)</text:span></text:p>
      <text:p text:style-name="P2"/>
      <text:p text:style-name="P3">Kod źródłowy:</text:p>
      <text:p text:style-name="P2">Program zawiera 3 funkcj<text:span text:style-name="T23">e</text:span>:</text:p>
      <text:list xml:id="list2408404304707985667" text:style-name="L2">
        <text:list-item>
          <text:p text:style-name="P17"><text:span text:style-name="T14">blad:</text:span><text:span text:style-name="T13"> funkcja jednoargumentowa; pokazuje na wyjściu w którym miejscu znajduje się błąd.</text:span></text:p>
        </text:list-item>
        <text:list-item>
          <text:p text:style-name="P17"><text:span text:style-name="T14">postac_wykl</text:span><text:span text:style-name="T12">: </text:span><text:span text:style-name="T13">funkcja dwuargumentowa; za dane wejściowe dostaje A i B w postaci kanonicznej a zwraca A i B dla tej samej liczby w postaci wykładniczej.</text:span></text:p>
        </text:list-item>
        <text:list-item>
          <text:p text:style-name="P15">main<text:span text:style-name="T1">: tutaj jest główna część programu, w szczególności:<text:line-break/>-<text:tab/></text:span><text:span text:style-name="T3">Wczytanie danych podpisane</text:span><text:span text:style-name="T1"> „WCZYTYWANIE”<text:line-break/>-<text:tab/></text:span><text:span text:style-name="T3">Sprawdzanie jak została zapisana liczba podana przez użytkownika podpisane „ANALIZOWANIE”</text:span><text:span text:style-name="T1"><text:line-break/>- <text:tab/></text:span><text:span text:style-name="T3">Zamienianie z postaci wykładniczej na kanoniczną podpisane<text:line-break/>„POST_WYKL -&gt; POST_KAN”</text:span><text:span text:style-name="T1"><text:line-break/>-<text:tab/>Wypisywanie wyników na </text:span><text:span text:style-name="T3">wyjście</text:span><text:span text:style-name="T1"> podpisane “WYPISYWANIE”<text:line-break/>-<text:tab/></text:span><text:span text:style-name="T3">Zamienianie wyniku z postaci kanonicznej na wykładniczą podpisane<text:line-break/>„POST_KAN -&gt; POST_WYKL”</text:span></text:p>
        </text:list-item>
      </text:list>
      <text:p text:style-name="P2"/>
      <text:p text:style-name="P5"><text:span text:style-name="T4">W razie jakichkolwiek problemów z programem proszę o napisanie maila </text:span><text:span text:style-name="T6">z</text:span><text:span text:style-name="T4"> dokładną informacją odnośnie okoliczności błędu:<text:tab/><text:tab/>mfindeis@mion.elka.pw.edu.pl<text:line-break/></text:span></text:p>
      <text:p text:style-name="P5"><text:span text:style-name="T4"/></text:p>
      <text:p text:style-name="P8"><text:span text:style-name="T1">* </text:span><text:span text:style-name="T2">poprawione z mnożenia po konsultacji z powodu nieścisłośc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4:18:48</meta:creation-date>
    <dc:date>2017-01-03T21:01:46.400000000</dc:date>
    <meta:editing-duration>PT1H34M36S</meta:editing-duration>
    <meta:editing-cycles>4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1" meta:word-count="305" meta:character-count="2113" meta:non-whitespace-character-count="1831"/>
  </office:meta>
</office:document-meta>
</file>